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205dc8" officeooo:paragraph-rsid="00205dc8"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fff7e" officeooo:paragraph-rsid="001fff7e"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1pt" fo:font-weight="normal" officeooo:rsid="00205dc8" officeooo:paragraph-rsid="00205dc8" style:font-size-asian="9.60000038146973pt" style:font-weight-asian="normal" style:font-size-complex="11pt" style:font-weight-complex="normal"/>
    </style:style>
    <style:style style:name="P4" style:family="paragraph" style:parent-style-name="Standard">
      <style:paragraph-properties fo:text-align="center" style:justify-single-word="false"/>
      <style:text-properties fo:font-size="11pt" fo:font-weight="normal" officeooo:rsid="00205dc8" officeooo:paragraph-rsid="00205dc8"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222c31" officeooo:paragraph-rsid="00222c31"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24be50" officeooo:paragraph-rsid="0025b277" style:font-size-asian="9.60000038146973pt" style:font-weight-asian="normal" style:font-size-complex="11pt" style:font-weight-complex="normal"/>
    </style:style>
    <style:style style:name="P7" style:family="paragraph" style:parent-style-name="Standard" style:list-style-name="L5">
      <style:paragraph-properties fo:text-align="start" style:justify-single-word="false"/>
      <style:text-properties fo:font-size="11pt" fo:font-weight="normal" officeooo:rsid="0025b277" officeooo:paragraph-rsid="0025b277"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25b277" officeooo:paragraph-rsid="0025b277" style:font-size-asian="9.60000038146973pt" style:font-weight-asian="normal" style:font-size-complex="11pt" style:font-weight-complex="normal"/>
    </style:style>
    <style:style style:name="P9" style:family="paragraph" style:parent-style-name="Standard" style:list-style-name="L5">
      <style:paragraph-properties fo:text-align="start" style:justify-single-word="false"/>
      <style:text-properties fo:font-size="11pt" fo:font-weight="normal" officeooo:rsid="00265872" officeooo:paragraph-rsid="00265872"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0265872" officeooo:paragraph-rsid="00265872"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bold" officeooo:rsid="0024be50" officeooo:paragraph-rsid="0024be50"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fo:font-size="11pt" fo:font-weight="bold" officeooo:rsid="00265872" officeooo:paragraph-rsid="00265872"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fo:font-weight="bold" officeooo:rsid="00222c31" officeooo:paragraph-rsid="00222c31" style:font-weight-asian="bold" style:font-weight-complex="bold"/>
    </style:style>
    <style:style style:name="P14" style:family="paragraph" style:parent-style-name="Standard" style:list-style-name="L1">
      <style:paragraph-properties fo:text-align="start" style:justify-single-word="false"/>
      <style:text-properties officeooo:paragraph-rsid="00222c31"/>
    </style:style>
    <style:style style:name="P15" style:family="paragraph" style:parent-style-name="Standard">
      <style:paragraph-properties fo:text-align="start" style:justify-single-word="false"/>
      <style:text-properties officeooo:paragraph-rsid="00222c31"/>
    </style:style>
    <style:style style:name="P16" style:family="paragraph" style:parent-style-name="Standard" style:list-style-name="L2">
      <style:paragraph-properties fo:text-align="start" style:justify-single-word="false"/>
      <style:text-properties fo:font-weight="normal" officeooo:rsid="00222c31" officeooo:paragraph-rsid="00222c31" style:font-weight-asian="normal" style:font-weight-complex="normal"/>
    </style:style>
    <style:style style:name="P17" style:family="paragraph" style:parent-style-name="Standard">
      <style:paragraph-properties fo:text-align="start" style:justify-single-word="false"/>
      <style:text-properties fo:font-weight="normal" officeooo:rsid="00222c31" officeooo:paragraph-rsid="00222c31" style:font-weight-asian="normal" style:font-weight-complex="normal"/>
    </style:style>
    <style:style style:name="P18" style:family="paragraph" style:parent-style-name="Standard" style:list-style-name="L3">
      <style:paragraph-properties fo:text-align="start" style:justify-single-word="false"/>
      <style:text-properties fo:font-weight="normal" officeooo:rsid="00222c31" officeooo:paragraph-rsid="00222c31" style:font-weight-asian="normal" style:font-weight-complex="normal"/>
    </style:style>
    <style:style style:name="P19" style:family="paragraph" style:parent-style-name="Standard" style:list-style-name="L4">
      <style:paragraph-properties fo:text-align="start" style:justify-single-word="false"/>
      <style:text-properties fo:font-weight="normal" officeooo:rsid="00222c31" officeooo:paragraph-rsid="00222c31" style:font-weight-asian="normal" style:font-weight-complex="normal"/>
    </style:style>
    <style:style style:name="P20" style:family="paragraph" style:parent-style-name="Standard" style:list-style-name="L4">
      <style:paragraph-properties fo:text-align="start" style:justify-single-word="false"/>
      <style:text-properties fo:font-weight="normal" officeooo:rsid="00222c31" officeooo:paragraph-rsid="0024be50" style:font-weight-asian="normal" style:font-weight-complex="normal"/>
    </style:style>
    <style:style style:name="P21" style:family="paragraph" style:parent-style-name="Standard" style:list-style-name="L4">
      <style:paragraph-properties fo:text-align="start" style:justify-single-word="false" style:writing-mode="lr-tb"/>
      <style:text-properties fo:font-weight="normal" officeooo:rsid="00222c31" officeooo:paragraph-rsid="0024be50" style:font-weight-asian="normal" style:font-weight-complex="normal"/>
    </style:style>
    <style:style style:name="T1" style:family="text">
      <style:text-properties officeooo:rsid="00222c31"/>
    </style:style>
    <style:style style:name="T2" style:family="text">
      <style:text-properties fo:font-size="11pt" fo:font-weight="normal" officeooo:rsid="00222c31" style:font-size-asian="9.60000038146973pt" style:font-weight-asian="normal" style:font-size-complex="11pt" style:font-weight-complex="normal"/>
    </style:style>
    <style:style style:name="T3" style:family="text">
      <style:text-properties fo:font-size="11pt" style:font-size-asian="9.60000038146973pt" style:font-size-complex="11pt"/>
    </style:style>
    <style:style style:name="T4" style:family="text">
      <style:text-properties fo:font-size="11pt" officeooo:rsid="00224d8c" style:font-size-asian="9.60000038146973pt" style:font-size-complex="11pt"/>
    </style:style>
    <style:style style:name="T5" style:family="text">
      <style:text-properties fo:font-size="11pt" officeooo:rsid="0023ef8b" style:font-size-asian="9.60000038146973pt" style:font-size-complex="11pt"/>
    </style:style>
    <style:style style:name="T6" style:family="text">
      <style:text-properties fo:font-size="11pt" officeooo:rsid="0024be50" style:font-size-asian="9.60000038146973pt" style:font-size-complex="11pt"/>
    </style:style>
    <style:style style:name="T7" style:family="text">
      <style:text-properties fo:font-size="11pt" fo:font-style="normal" officeooo:rsid="00224d8c" style:font-size-asian="9.60000038146973pt" style:font-style-asian="normal" style:font-size-complex="11pt" style:font-style-complex="normal"/>
    </style:style>
    <style:style style:name="T8" style:family="text">
      <style:text-properties fo:font-size="11pt" fo:font-style="normal" officeooo:rsid="0023ef8b" style:font-size-asian="9.60000038146973pt" style:font-style-asian="normal" style:font-size-complex="11pt" style:font-style-complex="normal"/>
    </style:style>
    <style:style style:name="T9" style:family="text">
      <style:text-properties fo:font-size="11pt" fo:font-style="normal" officeooo:rsid="0024be50" style:font-size-asian="9.60000038146973pt" style:font-style-asian="normal" style:font-size-complex="11pt" style:font-style-complex="normal"/>
    </style:style>
    <style:style style:name="T10" style:family="text">
      <style:text-properties officeooo:rsid="0025b27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ing Fake Customer data</text:p>
      <text:p text:style-name="P4"/>
      <text:p text:style-name="P3">These are the steps that I took in order to create fake customer data <text:span text:style-name="T1">with first name, last name, address, secondary address, zipcode, city, and country</text:span>: </text:p>
      <text:p text:style-name="P3"/>
      <text:list xml:id="list1607704415" text:style-name="L1">
        <text:list-item>
          <text:p text:style-name="P14"><text:span text:style-name="T2">First I used chatGPT to create list of unique first names, last names, and street names all separated by commas. I copied these lists into their own separate text files. </text:span></text:p>
        </text:list-item>
      </text:list>
      <text:p text:style-name="P15"><text:span text:style-name="T2"/></text:p>
      <text:p text:style-name="P13"><text:span text:style-name="T3">Names: </text:span></text:p>
      <text:p text:style-name="P13"><text:span text:style-name="T3"/></text:p>
      <text:list xml:id="list2809133677" text:style-name="L2">
        <text:list-item>
          <text:p text:style-name="P16"><text:span text:style-name="T3">The names were the easiest part. I used the choices method from the random library to create lists of 2500 each. I chose the .choices method because it samples with replacement. </text:span><text:span text:style-name="T4">It’s important to note that t</text:span><text:span text:style-name="T3">he random library isn’t truly random, but works well enough for creating fake customer data. These 2 lists were transformed into distinct series objects </text:span></text:p>
        </text:list-item>
      </text:list>
      <text:p text:style-name="P17"><text:span text:style-name="T3"/></text:p>
      <text:p text:style-name="P13"><text:span text:style-name="T3">Address1: </text:span></text:p>
      <text:p text:style-name="P13"><text:span text:style-name="T3"/></text:p>
      <text:list xml:id="list2861676446" text:style-name="L3">
        <text:list-item>
          <text:p text:style-name="P18"><text:span text:style-name="T3">I extracted the 200 unique street names from the text file into a list and created another fake list where the complete address would be stored.</text:span></text:p>
        </text:list-item>
        <text:list-item>
          <text:p text:style-name="P18"><text:span text:style-name="T3">Next I used a for loop that iterated 2500 times, each time selecting a random number between 1 and 10,000 </text:span><text:span text:style-name="T4">for a house number </text:span><text:span text:style-name="T3">and a random street name from the street name list. </text:span><text:span text:style-name="T4">They were </text:span><text:span text:style-name="T3">parsed <text:s/>together as a s</text:span><text:span text:style-name="T4">ingle s</text:span><text:span text:style-name="T3">tring and appended to the complete address list.</text:span></text:p>
        </text:list-item>
      </text:list>
      <text:p text:style-name="P17"><text:span text:style-name="T3"/></text:p>
      <text:p text:style-name="P13"><text:span text:style-name="T3">Address2: </text:span></text:p>
      <text:p text:style-name="P13"><text:span text:style-name="T3"/></text:p>
      <text:list xml:id="list1189561465" text:style-name="L4">
        <text:list-item>
          <text:p text:style-name="P19"><text:span text:style-name="T3">I first created a list of length 2500, where each item was a random selection between </text:span><text:span text:style-name="T4">secondary address types: </text:span><text:span text:style-name="T3">‘apt’, ‘bldg’, or ‘unit’. </text:span></text:p>
        </text:list-item>
        <text:list-item>
          <text:p text:style-name="P20"><text:span text:style-name="T3">Next, I used a for-loop that used probability to determine whether </text:span><text:span text:style-name="T4">each item would </text:span><text:span text:style-name="T5">have a </text:span><text:span text:style-name="T4">building number appended to the </text:span><text:span text:style-name="T5">end o</text:span><text:span text:style-name="T6">f the</text:span><text:span text:style-name="T5"> </text:span><text:span text:style-name="T4">secondary address type </text:span><text:span text:style-name="T9">or would be transformed into a null value. This was done because I determined that most of Jugos Rodier’s customers would live in houses rather than apartments or the like. </text:span></text:p>
        </text:list-item>
        <text:list-item>
          <text:p text:style-name="P21"><text:span text:style-name="T7">This was accomplished by using random.choice to select a random number between 1 and 100. If the number was less than 71, the </text:span><text:span text:style-name="T9">secondary address was transformed into a null value. If the number was not less than 71, then a unit number was assigned. The unit numbers were </text:span><text:span text:style-name="T8">a random selection of numbers between 1 and 50. In other words, 70% of the time, </text:span><text:span text:style-name="T9">a null value was assigned,</text:span><text:span text:style-name="T8"> and the other 30% of the time a </text:span><text:span text:style-name="T9">literal space and </text:span><text:span text:style-name="T8">unit number w</text:span><text:span text:style-name="T9">ere appended </text:span><text:span text:style-name="T8">. </text:span></text:p>
        </text:list-item>
      </text:list>
      <text:p text:style-name="P11"/>
      <text:p text:style-name="P11">Zipcode: </text:p>
      <text:p text:style-name="P11"/>
      <text:p text:style-name="P6">There are 7 unique zip codes assigned to customers. In assigning zip codes the the customers, I determined that the restaurant would have significantly higher traffic from customers who lived within the 2 zip codes that were closest to the restaurant. No actual thought <text:span text:style-name="T10">or research </text:span>was <text:span text:style-name="T10">put </text:span>to <text:span text:style-name="T10">determining </text:span>whether the more frequently selected zip codes were actually geographically near to one another since I considered this detail to be beyond the scope of the project. The zip codes that <text:span text:style-name="T10">are “closest” to the restaurant </text:span>were arbitrarily selected from a list of zip codes that are within <text:span text:style-name="T10">or near </text:span>Bakersfield, CA, <text:span text:style-name="T10">my hometown.</text:span></text:p>
      <text:p text:style-name="P6"/>
      <text:p text:style-name="P6">*<text:span text:style-name="T10">Since Addresses, address2 and zip codes are all arbitrarily assigned and selected using a sample with replacement style of random selection, they will not make any logical sense. For example, a customer might have the address “5 Maple Av” with the zipcode 93304 while another customer might have the address “2 Maple Av” with a zipcode 93306. Logically, you would assume that addresses very close to one another would have the same zipcode most of the time, but this will not be the case with this customer database. </text:span></text:p>
      <text:p text:style-name="P6"/>
      <text:list xml:id="list4237948611" text:style-name="L5">
        <text:list-item>
          <text:p text:style-name="P7">Assigning customers a “near” zipcode or a “further” zipcode was executed using a for-loop and the same probabilistic approach as mentioned above in address2 assignment. </text:p>
        </text:list-item>
        <text:list-item>
          <text:p text:style-name="P9">First, 2 lists of zip codes were created. The “close” zip codes contained 2 zip codes and the “further” zip codes contained 5 zip codes.</text:p>
        </text:list-item>
        <text:list-item>
          <text:p text:style-name="P7">Each of the 2500 iterations of the for-loop follow the same process: </text:p>
          <text:list>
            <text:list-item>
              <text:p text:style-name="P7"><text:soft-page-break/>generate a number between 0 and 100</text:p>
            </text:list-item>
            <text:list-item>
              <text:p text:style-name="P7">If the number is 70 or below, a “close” zip code is assigned.</text:p>
            </text:list-item>
            <text:list-item>
              <text:p text:style-name="P7">if the number is not 70 or below, a “further” zip code is assigned. </text:p>
            </text:list-item>
          </text:list>
        </text:list-item>
      </text:list>
      <text:p text:style-name="P8"/>
      <text:p text:style-name="P12">City and Country: </text:p>
      <text:p text:style-name="P12"/>
      <text:p text:style-name="P10">All customers were assigned Bakersfield and USA for city and Country. </text:p>
      <text:p text:style-name="P6"/>
      <text:p text:style-name="P6"/>
      <text:p text:style-name="P6"/>
      <text:p text:style-name="P11"/>
      <text:p text:style-name="P5"/>
      <text:p text:style-name="P3"/>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12:38:37.765262502</meta:creation-date>
    <dc:date>2024-02-10T13:42:21.996583008</dc:date>
    <meta:editing-duration>PT6M36S</meta:editing-duration>
    <meta:editing-cycles>1</meta:editing-cycles>
    <meta:document-statistic meta:table-count="0" meta:image-count="0" meta:object-count="0" meta:page-count="2" meta:paragraph-count="23" meta:word-count="680" meta:character-count="3861" meta:non-whitespace-character-count="3200"/>
    <meta:generator>LibreOffice/7.3.7.2$Linux_X86_64 LibreOffice_project/30$Build-2</meta:generator>
  </office:meta>
</office:document-meta>
</file>